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08:56:59.393646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6-13T17:57:59.047240604</dc:date>
    <meta:editing-duration>P5DT12H34M54S</meta:editing-duration>
    <meta:editing-cycles>25</meta:editing-cycles>
    <meta:generator>LibreOffice/7.3.3.2$Linux_X86_64 LibreOffice_project/30$Build-2</meta:generator>
    <meta:document-statistic meta:table-count="4" meta:cell-count="1197" meta:object-count="0"/>
  </office:meta>
</office:document-meta>
</file>